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Costos_20_por_20_Proyecto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font-name="Arial1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font-name="Arial1" fo:font-size="10pt" style:font-size-asian="10pt" style:font-size-complex="10pt"/>
    </style:style>
    <style:style style:name="ce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style:use-window-font-color="true" style:font-name="Arial1"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Costos por Proyecto" table:style-name="ta1" table:print="false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table:number-columns-spanned="2" table:number-rows-spanned="1">
            <text:p>Costos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>
            <text:p>Proyecto</text:p>
          </table:table-cell>
          <table:table-cell table:style-name="ce2" office:value-type="string">
            <text:p>Cost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lfa</text:p>
          </table:table-cell>
          <table:table-cell table:style-name="ce6" office:value-type="float" office:value="23061.4583333333">
            <text:p>23,06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eta</text:p>
          </table:table-cell>
          <table:table-cell table:style-name="ce6" office:value-type="float" office:value="9682.29166666667">
            <text:p>9,68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amma</text:p>
          </table:table-cell>
          <table:table-cell table:style-name="ce6" office:value-type="float" office:value="8450">
            <text:p>8,450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Lambda</text:p>
          </table:table-cell>
          <table:table-cell table:style-name="ce6" office:value-type="float" office:value="1584.375">
            <text:p>1,584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psilon</text:p>
          </table:table-cell>
          <table:table-cell table:style-name="ce6" office:value-type="float" office:value="5105.20833333333">
            <text:p>5,105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mega</text:p>
          </table:table-cell>
          <table:table-cell table:style-name="ce6" office:value-type="float" office:value="7745.83333333333">
            <text:p>7,746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dicación" style:display-name="PageStyle_Dedicació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Costo_20_por_20_Recurso" style:display-name="PageStyle_Costo por Recurs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Costos_20_por_20_Proyecto" style:display-name="PageStyle_Costos por Proyect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Tugnarelli</meta:initial-creator>
    <meta:creation-date>2013-05-08T15:57:12</meta:creation-date>
    <dc:creator>Santiago Rojo</dc:creator>
    <dc:date>2013-06-04T22:28:28</dc:date>
    <meta:editing-cycles>7</meta:editing-cycles>
    <meta:editing-duration>PT50M2S</meta:editing-duration>
    <meta:generator>LibreOffice/3.5$Linux_X86_64 LibreOffice_project/350m1$Build-2</meta:generator>
    <meta:document-statistic meta:table-count="1" meta:cell-count="15" meta:object-count="0"/>
  </office:meta>
</office:document-meta>
</file>